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1b0182" officeooo:paragraph-rsid="001b0182" style:font-size-asian="14pt" style:font-size-complex="14pt"/>
    </style:style>
    <style:style style:name="P2" style:family="paragraph" style:parent-style-name="Preformatted_20_Text">
      <style:paragraph-properties fo:margin-top="0.1654in" fo:margin-bottom="0.1654in" loext:contextual-spacing="false" fo:text-align="center" style:justify-single-word="false"/>
      <style:text-properties style:font-name="Arial" fo:font-size="16pt" officeooo:rsid="001b0182" officeooo:paragraph-rsid="001b0182" style:font-size-asian="16pt" style:font-size-complex="16pt"/>
    </style:style>
    <style:style style:name="P3" style:family="paragraph" style:parent-style-name="Preformatted_20_Text">
      <style:paragraph-properties fo:margin-top="0.1654in" fo:margin-bottom="0.1654in" loext:contextual-spacing="false" fo:text-align="justify" style:justify-single-word="false"/>
      <style:text-properties style:font-name="Arial" fo:font-size="16pt" fo:font-weight="bold" officeooo:rsid="001b0182" officeooo:paragraph-rsid="001b0182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.1654in" fo:margin-bottom="0.1654in" loext:contextual-spacing="false" fo:text-align="center" style:justify-single-word="false" fo:break-before="page"/>
      <style:text-properties style:font-name="Arial" fo:font-size="16pt" officeooo:rsid="001b0182" officeooo:paragraph-rsid="001b0182" style:font-size-asian="16pt" style:font-size-complex="16pt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1b0182" officeooo:paragraph-rsid="001b0182" style:font-size-asian="12.25pt" style:font-size-complex="14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232fc5" officeooo:paragraph-rsid="0024786f" style:font-size-asian="12.25pt" style:font-size-complex="14pt"/>
    </style:style>
    <style:style style:name="P7" style:family="paragraph" style:parent-style-name="Preformatted_20_Text">
      <style:paragraph-properties fo:margin-left="0in" fo:margin-right="0in" fo:margin-top="0.1654in" fo:margin-bottom="0.1654in" loext:contextual-spacing="false" fo:line-height="200%" fo:text-align="justify" style:justify-single-word="false" fo:text-indent="0.3937in" style:auto-text-indent="false"/>
      <style:text-properties style:font-name="Arial" fo:font-size="16pt" fo:font-weight="bold" officeooo:rsid="00232fc5" officeooo:paragraph-rsid="00232fc5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Arial" fo:font-size="16pt" fo:font-weight="bold" officeooo:rsid="0028a112" officeooo:paragraph-rsid="003b0c38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2825c3" officeooo:paragraph-rsid="0048d1c9" style:font-size-asian="12.25pt" style:font-size-complex="14pt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3b0c38" officeooo:paragraph-rsid="0028a112" style:font-size-asian="12.25pt" style:font-size-complex="14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200%" fo:text-align="justify" style:justify-single-word="false" fo:text-indent="0.3937in" style:auto-text-indent="false"/>
      <style:text-properties style:font-name="Times New Roman" fo:font-size="14pt" officeooo:rsid="0049fc81" officeooo:paragraph-rsid="0049fc81" style:font-size-asian="12.25pt" style:font-size-complex="14pt"/>
    </style:style>
    <style:style style:name="T1" style:family="text">
      <style:text-properties officeooo:rsid="001c549e"/>
    </style:style>
    <style:style style:name="T2" style:family="text">
      <style:text-properties officeooo:rsid="0020272a"/>
    </style:style>
    <style:style style:name="T3" style:family="text">
      <style:text-properties officeooo:rsid="0028a112"/>
    </style:style>
    <style:style style:name="T4" style:family="text">
      <style:text-properties officeooo:rsid="002ca911"/>
    </style:style>
    <style:style style:name="T5" style:family="text">
      <style:text-properties officeooo:rsid="004b940b"/>
    </style:style>
    <style:style style:name="T6" style:family="text">
      <style:text-properties officeooo:rsid="004c4ebf"/>
    </style:style>
    <style:style style:name="T7" style:family="text">
      <style:text-properties officeooo:rsid="00632dd0"/>
    </style:style>
    <style:style style:name="T8" style:family="text">
      <style:text-properties officeooo:rsid="0064b356"/>
    </style:style>
    <style:style style:name="T9" style:family="text">
      <style:text-properties officeooo:rsid="00670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оги делятся на три пантеона: назовем их Белый пантеон, Зеленый и Черный?</text:p>
      <text:p text:style-name="P1"/>
      <text:p text:style-name="P2">БЕЛЫЙ ПАНТЕОН</text:p>
      <text:p text:style-name="P3"><text:tab/>Тримарий</text:p>
      <text:p text:style-name="P5"><text:span text:style-name="T2">Роль Тримария в жизни людей весьма многогранна. Прежде всего он б</text:span>ог свободы выбора <text:span text:style-name="T1">и творец людей, часто изображается в виде человека, протягивающего вперед ладони, как бы предлагая выбрать что-либо. По этой же причине изображения Тримария часто делаются из трех сортов камня или дерева — темный, светлый и средний в центре. Чаще всего означает, что каждому человеку Тримарий всегда предлагает три варианта пути — не предпринимать ничего, приводящий к удаче, приводящий к неудаче. Также Тримария можно интерпретировать как истинно нейтрального, не склоняющегося на чью-либо сторону. Поэтому к Тримарию часто обращаются надеющиеся на справедливый суд.</text:span></text:p>
      <text:p text:style-name="P7">Хеделгэн</text:p>
      <text:p text:style-name="P6">Бог стремления и жажды, создатель расы орков. Изображения его разнообразны, он может представляться в виде воина, вздымающего над головой победное знамя, или всадника, простершего руку вдаль, или многих других ситуаций отображающ<text:span text:style-name="T4">их</text:span> его непреклонное движение навстречу все новым и новым превратностям судьбы.</text:p>
      <text:p text:style-name="P6"/>
      <text:p text:style-name="P10"><text:soft-page-break/></text:p>
      <text:p text:style-name="P6"/>
      <text:p text:style-name="P6"/>
      <text:p text:style-name="P6"><text:s/></text:p>
      <text:p text:style-name="P4">ЗЕЛЕНЫЙ ПАНТЕОН</text:p>
      <text:p text:style-name="P8">Унгарий</text:p>
      <text:p text:style-name="P9">Бог <text:span text:style-name="T3">посторонних сил и не незримого присутствия. Изображения Унгария малочисленны и не выразительны, большинство сохранившихся гобеленов были сотворены обезумившими художниками, которые в попытке запечатлить туманный образ возникшего в их сознании бога. Произведения безумцев расплывчаты, и не чётки, словно бог требовал вдевать нитку и тут же вынимать её из полотна сотни раз, пока отверстие не станет достаточным, что бы не зримое могло ворваться в мир живых. Несколько из наиболее известных творений имеют большие, два или более, отверстий.</text:span></text:p>
      <text:p text:style-name="P9"><text:span text:style-name="T3">Но не все из художников теряли рассудок или погибали. История знает имена Ксантия и Фленария. Их творения Омовение разума и Бесплотная фиерия, обогатили их создателей и сам мир. Между картинами установилась устойчивая связь. И два существа стоящие не далеко от творений могли слышать друг друга, не смотря на то, что гобелены могли располагаться на разных континентах.</text:span></text:p>
      <text:p text:style-name="P9"><text:span text:style-name="T3"><text:s text:c="2"/>Унгарий бог того, что не вошло в мир, созданный остальными богами, он бог остатка энергии сотворения. И те кому удастся устоять перед пустотой не сотворённого мира получат величайший дар – явить наружу частичку того, что боги не смогли или не решились сотворить.</text:span></text:p>
      <text:p text:style-name="P11">Унгарий покровитель ученых и исследователей, и безумцев. Его не изображают, о нём не <text:span text:style-name="T9">д</text:span>умают, он приходит сам, вселяясь сквозь сны или <text:soft-page-break/>отражения зеркальных поверхностей в избранное им существо и устраивает своё, всегда не познанное, и<text:span text:style-name="T5">с</text:span>пытание. <text:span text:style-name="T6">Прошедший будет одарён частичкой божества, проигравший станет богом, но сам уже не будет существовать. </text:span></text:p>
      <text:p text:style-name="P4">ЧЕРНЫЙ ПАНТЕ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5:40:04.979351407</dc:date>
    <meta:editing-duration>PT2H31M27S</meta:editing-duration>
    <meta:editing-cycles>67</meta:editing-cycles>
    <meta:generator>LibreOffice/4.3.7.2$Linux_X86_64 LibreOffice_project/430m0$Build-2</meta:generator>
    <meta:document-statistic meta:table-count="0" meta:image-count="0" meta:object-count="0" meta:page-count="5" meta:paragraph-count="14" meta:word-count="375" meta:character-count="2617" meta:non-whitespace-character-count="2247"/>
  </office:meta>
</office:document-meta>
</file>